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line-height="120%" style:writing-mode="lr-tb"/>
      <style:text-properties fo:font-variant="normal" fo:text-transform="none" fo:color="#000000" loext:opacity="100%" style:font-name="Liberation Serif1" fo:font-size="24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cm" fo:margin-bottom="0cm" style:contextual-spacing="false" fo:line-height="120%" style:writing-mode="lr-tb"/>
      <style:text-properties fo:font-variant="normal" fo:text-transform="none" fo:color="#000000" loext:opacity="100%" style:font-name="Liberation Serif1" fo:font-size="20pt" fo:font-style="normal" style:text-underline-style="solid" style:text-underline-width="auto" style:text-underline-color="font-color" fo:font-weight="bold" fo:background-color="transparent"/>
    </style:style>
    <style:style style:name="P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1" fo:font-size="18pt" fo:font-style="normal" style:text-underline-style="none" fo:font-weight="bold" style:text-blinking="false" fo:background-color="transparent"/>
    </style:style>
    <style:style style:name="P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1" fo:font-size="18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style:style>
    <style:style style:name="P6" style:family="paragraph" style:parent-style-name="Text_20_body" style:list-style-name="L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1" fo:font-size="12pt" fo:font-style="normal" style:text-underline-style="none" fo:font-weight="bold" style:text-blinking="false" fo:background-color="transparent"/>
    </style:style>
    <style:style style:name="P8"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9" style:family="paragraph" style:parent-style-name="Text_20_body">
      <style:paragraph-properties fo:margin-top="0cm" fo:margin-bottom="0cm" style:contextual-spacing="false" fo:line-height="120%" style:writing-mode="lr-tb"/>
    </style:style>
    <style:style style:name="T1" style:family="text">
      <style:text-properties fo:font-variant="normal" fo:text-transform="none" fo:color="#000000" loext:opacity="100%" style:font-name="Liberation Serif1" fo:font-size="20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Liberation Serif1" fo:font-size="18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Liberation Serif1" fo:font-size="20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Liberation Serif1" fo:font-size="12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Liberation Serif1" fo:font-size="16pt" fo:font-style="normal" style:text-underline-style="none" fo:font-weight="normal" style:text-blinking="false" fo:background-color="transparent" loext:char-shading-value="0"/>
    </style:style>
    <style:style style:name="T8" style:family="text">
      <style:text-properties style:font-name="Liberation Serif1" fo:font-size="18pt" fo:font-style="normal" fo:font-weight="normal"/>
    </style:style>
    <style:style style:name="T9" style:family="text">
      <style:text-properties style:font-name="Liberation Serif1" fo:font-size="18pt" fo:font-style="normal" fo:font-weight="normal" officeooo:rsid="001bf6cc"/>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37a54ee3-7fff-67ee-4795-895c40adad0c"/>Installation of Ubuntu</text:p>
      <text:p text:style-name="Text_20_body"/>
      <text:p text:style-name="P9"><text:span text:style-name="T1">Step:1</text:span></text:p>
      <text:p text:style-name="P3">Using a DVD?</text:p>
      <text:p text:style-name="Text_20_body"/>
      <text:p text:style-name="P9"><text:span text:style-name="T5">It’s easy to install Ubuntu from a DVD. Here’s what you need to do: </text:span></text:p>
      <text:p text:style-name="P9"><text:span text:style-name="T5">Put the Ubuntu DVD into the DVD-drive Restart your computer. </text:span></text:p>
      <text:p text:style-name="P5">You should see a welcome screen prompting you to choose your language and giving you the option to install Ubuntu or try it from the DVD.</text:p>
      <text:p text:style-name="Text_20_body"/>
      <text:p text:style-name="P3">Using a USB drive?</text:p>
      <text:p text:style-name="Text_20_body"/>
      <text:p text:style-name="P9"><text:span text:style-name="T5">Most newer computers can boot from USB. You should see a welcome screen prompting you to choose your language and giving you the option to install Ubuntu or try it from the CD.</text:span></text:p>
      <text:p text:style-name="P5">If your computer doesn’t automatically do so, you might need to press the F12 key to bring up the boot menu, but be careful not to hold it down - that can cause an error message.</text:p>
      <text:p text:style-name="Text_20_body"/>
      <text:p text:style-name="P2">Step:2</text:p>
      <text:p text:style-name="Text_20_body"/>
      <text:list xml:id="list2423359513" text:style-name="L1">
        <text:list-item>
          <text:p text:style-name="P6">Prepare to install Ubuntu  </text:p>
        </text:list-item>
        <text:list-item>
          <text:p text:style-name="P6">We recommend you plug your computer into a power source</text:p>
        </text:list-item>
        <text:list-item>
          <text:p text:style-name="P6">You should also make sure you have enough space on your computer to install Ubuntu </text:p>
        </text:list-item>
        <text:list-item>
          <text:p text:style-name="P6">We advise you to select Download updates while installing and Install this thirdparty software now </text:p>
        </text:list-item>
        <text:list-item>
          <text:p text:style-name="P6">You should also stay connected to the internet so you can get the latest updates while you install Ubuntu </text:p>
        </text:list-item>
        <text:list-item>
          <text:p text:style-name="P6">If you’re not connected to the internet, we’ll help you set up wireless at the next step</text:p>
        </text:list-item>
      </text:list>
      <text:p text:style-name="Text_20_body"/>
      <text:p text:style-name="P9"><text:span text:style-name="T1">Step:3</text:span><text:span text:style-name="T2"> </text:span><text:span text:style-name="T3">Set up wireless</text:span></text:p>
      <text:p text:style-name="Text_20_body"/>
      <text:p text:style-name="P5">If you are not connected to the internet, you will be asked to select a wireless network, if available. We advise you to connect during the installation so we can ensure your machine is up to date. So, if you set up your wireless network at this point, it’s worth then clicking the Back button to go back to the last screen (Preparing to install Ubuntu) and ticking the box marked ’Download updates while installing’.</text:p>
      <text:p text:style-name="Text_20_body"/>
      <text:p text:style-name="P9"><text:soft-page-break/><text:span text:style-name="T1">Step:4</text:span><text:span text:style-name="T2"> </text:span><text:span text:style-name="T4">Allocate drive space </text:span></text:p>
      <text:p text:style-name="P9"><text:span text:style-name="T5">Use the checkboxes to choose whether you’d like to Install Ubuntu alongside another operating system, delete your existing operating system and replace it with Ubuntu, or — if you’re an advanced user — choose the ’Something else’option</text:span><text:span text:style-name="T7">.</text:span></text:p>
      <text:p text:style-name="Text_20_body"/>
      <text:p text:style-name="P9"><text:span text:style-name="T1">Step:5</text:span><text:span text:style-name="T2"> </text:span><text:span text:style-name="T4">Begin the installation</text:span></text:p>
      <text:p text:style-name="Text_20_body"/>
      <text:p text:style-name="P5">Depending on your previous selections, you can now verify that you have chosen the way in which you would like to install Ubuntu. The installation process will begin when you click the Install Now button. Ubuntu needs about 4.5 GB to install, so add a few extra GB to allow for your files.</text:p>
      <text:p text:style-name="Text_20_body"/>
      <text:p text:style-name="P9"><text:span text:style-name="T1">Step:6</text:span><text:span text:style-name="T2"> </text:span><text:span text:style-name="T4">Select your location</text:span></text:p>
      <text:p text:style-name="Text_20_body"/>
      <text:p text:style-name="P5">If you are connected to the internet, this should be done automatically. Check your location is correct and click’Forward’ to proceed. If you’re unsure of your time zone, type the name of the town you’re in or click on the map and we’ll help you find it. </text:p>
      <text:p text:style-name="P9"><text:span text:style-name="T6">TIP</text:span><text:span text:style-name="T5">: If you’re having problems connecting to the Internet, use the menu in the top-righthand corner to select a network.</text:span></text:p>
      <text:p text:style-name="Text_20_body"/>
      <text:p text:style-name="P9"><text:span text:style-name="T1">Step:7</text:span><text:span text:style-name="T2"> </text:span><text:span text:style-name="T4">Select your preferred keyboard layout</text:span></text:p>
      <text:p text:style-name="Text_20_body"/>
      <text:p text:style-name="P9"><text:span text:style-name="T5">Click on the language option you need. If you’re not sure, click the ’</text:span><text:span text:style-name="T6">Detect Keyboard Layout</text:span><text:span text:style-name="T2">’ </text:span><text:span text:style-name="T5">button for help.</text:span></text:p>
      <text:p text:style-name="Text_20_body"/>
      <text:p text:style-name="P2">Step:8</text:p>
      <text:p text:style-name="P9"><text:span text:style-name="T5">Enter your login and password details.</text:span></text:p>
      <text:p text:style-name="P9"><text:span text:style-name="T1"/></text:p>
      <text:p text:style-name="P9"><text:span text:style-name="T1">Step:9</text:span></text:p>
      <text:p text:style-name="Text_20_body"/>
      <text:p text:style-name="P7">Learn more about Ubuntu while the system installs…</text:p>
      <text:p text:style-name="P9"><text:span text:style-name="T6">That’s it.</text:span></text:p>
      <text:p text:style-name="P5">All that’s left is to restart your computer and start enjoying Ubuntu!</text:p>
      <text:p text:style-name="Text_20_body"/>
      <text:p text:style-name="P4">NAME:PALADUGU RAKSHITHA REDDY</text:p>
      <text:p text:style-name="P8"><text:soft-page-break/><text:span text:style-name="T8">ROLL NO:21WH1A059</text:span><text:span text:style-name="T9">3</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7T13:58:23.703689465</meta:creation-date>
    <dc:date>2023-02-07T14:00:04.649494547</dc:date>
    <meta:editing-duration>PT1M42S</meta:editing-duration>
    <meta:editing-cycles>1</meta:editing-cycles>
    <meta:document-statistic meta:table-count="0" meta:image-count="0" meta:object-count="0" meta:page-count="3" meta:paragraph-count="35" meta:word-count="523" meta:character-count="2952" meta:non-whitespace-character-count="2459"/>
    <meta:generator>LibreOffice/7.2.1.2$Linux_X86_64 LibreOffice_project/20$Build-2</meta:generator>
  </office:meta>
</office:document-meta>
</file>